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2"/>
    <style:style style:name="P3" style:family="paragraph" style:parent-style-name="Preformatted_20_Text" style:list-style-name="L1">
      <style:paragraph-properties style:writing-mode="lr-tb"/>
    </style:style>
    <style:style style:name="P4" style:family="paragraph" style:parent-style-name="Preformatted_20_Text" style:list-style-name="L2">
      <style:paragraph-properties style:writing-mode="lr-tb"/>
    </style:style>
    <style:style style:name="P5" style:family="paragraph" style:parent-style-name="Preformatted_20_Text" style:list-style-name="L1">
      <style:paragraph-properties fo:margin-top="0cm" fo:margin-bottom="0.499cm" style:writing-mode="lr-tb"/>
    </style:style>
    <style:style style:name="P6" style:family="paragraph" style:parent-style-name="Preformatted_20_Text" style:list-style-name="L2">
      <style:paragraph-properties fo:margin-top="0cm" fo:margin-bottom="0.499cm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list-style-name="L2">
      <style:paragraph-properties fo:margin-top="0cm" fo:margin-bottom="0cm"/>
    </style:style>
    <style:style style:name="P12" style:family="paragraph" style:parent-style-name="Text_20_body" style:list-style-name="L3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Gradle과 Lombok은 스프링 부트 프로젝트에서 자주 사용되는 도구로, 각각 빌드 관리와 코드 간소화에 중요한 역할을 합니다. 아래에서 이들의 역할을 자세히 설명하겠습니다.</text:p>
      <text:h text:style-name="Heading_20_3" text:outline-level="3">1. Gradle</text:h>
      <text:p text:style-name="Text_20_body"><text:span text:style-name="Strong_20_Emphasis">Gradle</text:span>은 프로젝트의 빌드, 테스트, 배포를 자동화하는 <text:span text:style-name="Strong_20_Emphasis">빌드 도구</text:span>입니다. 스프링 부트 프로젝트를 포함한 여러 자바 프로젝트에서 널리 사용되며, Groovy 또는 Kotlin DSL(도메인 특화 언어)을 사용하여 빌드 스크립트를 작성합니다.</text:p>
      <text:h text:style-name="Heading_20_4" text:outline-level="4">Gradle의 주요 역할</text:h>
      <text:list xml:id="list2277905489276289575" text:style-name="L1">
        <text:list-item>
          <text:p text:style-name="P7"><text:span text:style-name="Strong_20_Emphasis">의존성 관리</text:span>:</text:p>
          <text:list>
            <text:list-item>
              <text:p text:style-name="P10">프로젝트에서 필요한 라이브러리와 모듈을 정의하고, 자동으로 다운로드하여 프로젝트에 추가합니다.</text:p>
            </text:list-item>
            <text:list-item>
              <text:p text:style-name="P10"><text:span text:style-name="Source_20_Text">build.gradle</text:span> 파일에서 <text:span text:style-name="Source_20_Text">dependencies</text:span> 섹션을 통해 의존성을 선언합니다.</text:p>
            </text:list-item>
            <text:list-item>
              <text:p text:style-name="P7">예:</text:p>
              <text:p text:style-name="P1">groovy</text:p>
              <text:p text:style-name="P1">코드 복사</text:p>
              <text:p text:style-name="P3"><text:span text:style-name="Source_20_Text">dependencies {</text:span></text:p>
              <text:p text:style-name="P3"><text:span text:style-name="Source_20_Text"><text:s text:c="4"/>implementation 'org.springframework.boot:spring-boot-starter-web'</text:span></text:p>
              <text:p text:style-name="P3"><text:span text:style-name="Source_20_Text"><text:s text:c="4"/>implementation 'org.projectlombok:lombok'</text:span></text:p>
              <text:p text:style-name="P3"><text:span text:style-name="Source_20_Text"><text:s text:c="4"/>testImplementation 'org.springframework.boot:spring-boot-starter-test'</text:span></text:p>
              <text:p text:style-name="P5"><text:span text:style-name="Source_20_Text">}</text:span></text:p>
            </text:list-item>
          </text:list>
        </text:list-item>
        <text:list-item>
          <text:p text:style-name="P7"><text:span text:style-name="Strong_20_Emphasis">빌드 관리</text:span>:</text:p>
          <text:list>
            <text:list-item>
              <text:p text:style-name="P10">프로젝트 소스 코드를 컴파일하고, 패키징(JAR 또는 WAR 파일로 묶기)하며, 테스트를 실행합니다.</text:p>
            </text:list-item>
            <text:list-item>
              <text:p text:style-name="P10"><text:span text:style-name="Source_20_Text">gradlew build</text:span> 명령어로 프로젝트를 빌드할 수 있습니다.</text:p>
            </text:list-item>
          </text:list>
        </text:list-item>
        <text:list-item>
          <text:p text:style-name="P7"><text:span text:style-name="Strong_20_Emphasis">플러그인 관리</text:span>:</text:p>
          <text:list>
            <text:list-item>
              <text:p text:style-name="P10">Gradle은 다양한 플러그인을 통해 기능을 확장할 수 있습니다. 스프링 부트 프로젝트에서는 <text:span text:style-name="Source_20_Text">spring-boot-gradle-plugin</text:span>을 사용하여 스프링 부트의 기능을 쉽게 통합합니다.</text:p>
            </text:list-item>
            <text:list-item>
              <text:p text:style-name="P7">예:</text:p>
              <text:p text:style-name="P1">groovy</text:p>
              <text:p text:style-name="P1">코드 복사</text:p>
              <text:p text:style-name="P3"><text:span text:style-name="Source_20_Text">plugins {</text:span></text:p>
              <text:p text:style-name="P3"><text:span text:style-name="Source_20_Text"><text:s text:c="4"/>id 'org.springframework.boot' version '3.1.0'</text:span></text:p>
              <text:p text:style-name="P3"><text:span text:style-name="Source_20_Text"><text:s text:c="4"/>id 'io.spring.dependency-management' version '1.0.15.RELEASE'</text:span></text:p>
              <text:p text:style-name="P3"><text:span text:style-name="Source_20_Text"><text:s text:c="4"/>id 'java'</text:span></text:p>
              <text:p text:style-name="P5"><text:span text:style-name="Source_20_Text">}</text:span></text:p>
            </text:list-item>
          </text:list>
        </text:list-item>
        <text:list-item>
          <text:p text:style-name="P7"><text:span text:style-name="Strong_20_Emphasis">멀티 프로젝트 빌드</text:span>:</text:p>
          <text:list>
            <text:list-item>
              <text:p text:style-name="P7">대규모 프로젝트의 경우 여러 서브 프로젝트를 포함할 수 있는데, Gradle은 이러한 멀티 프로젝트 빌드를 쉽게 관리할 수 있습니다.</text:p>
            </text:list-item>
          </text:list>
        </text:list-item>
      </text:list>
      <text:h text:style-name="Heading_20_3" text:outline-level="3"><text:soft-page-break/>2. Lombok</text:h>
      <text:p text:style-name="Text_20_body"><text:span text:style-name="Strong_20_Emphasis">Lombok</text:span>은 자바 애플리케이션에서 <text:span text:style-name="Strong_20_Emphasis">코드를 간소화</text:span>하기 위해 사용하는 라이브러리입니다. Lombok은 반복적인 코드(예: getter, setter, toString, equals, hashCode 메서드 등)를 자동으로 생성하여 개발자의 생산성을 높여줍니다.</text:p>
      <text:h text:style-name="Heading_20_4" text:outline-level="4">Lombok의 주요 역할</text:h>
      <text:list xml:id="list3550743105786014291" text:style-name="L2">
        <text:list-item>
          <text:p text:style-name="P8"><text:span text:style-name="Strong_20_Emphasis">코드 간소화</text:span>:</text:p>
          <text:list>
            <text:list-item>
              <text:p text:style-name="P11">Lombok을 사용하면 보일러플레이트(반복적인) 코드를 줄일 수 있습니다. 예를 들어, 클래스에 <text:span text:style-name="Source_20_Text">@Getter</text:span>와 <text:span text:style-name="Source_20_Text">@Setter</text:span> 어노테이션을 추가하면 Lombok이 자동으로 getter와 setter 메서드를 생성합니다.</text:p>
            </text:list-item>
            <text:list-item>
              <text:p text:style-name="P8">예:</text:p>
              <text:p text:style-name="P2">java</text:p>
              <text:p text:style-name="P2">코드 복사</text:p>
              <text:p text:style-name="P4"><text:span text:style-name="Source_20_Text">@Getter</text:span></text:p>
              <text:p text:style-name="P4"><text:span text:style-name="Source_20_Text">@Setter</text:span></text:p>
              <text:p text:style-name="P4"><text:span text:style-name="Source_20_Text">@ToString</text:span></text:p>
              <text:p text:style-name="P4"><text:span text:style-name="Source_20_Text">public class User {</text:span></text:p>
              <text:p text:style-name="P4"><text:span text:style-name="Source_20_Text"><text:s text:c="4"/>private String name;</text:span></text:p>
              <text:p text:style-name="P4"><text:span text:style-name="Source_20_Text"><text:s text:c="4"/>private int age;</text:span></text:p>
              <text:p text:style-name="P6"><text:span text:style-name="Source_20_Text">}</text:span></text:p>
            </text:list-item>
          </text:list>
        </text:list-item>
        <text:list-item>
          <text:p text:style-name="P8"><text:span text:style-name="Strong_20_Emphasis">생성자 자동 생성</text:span>:</text:p>
          <text:list>
            <text:list-item>
              <text:p text:style-name="P11"><text:span text:style-name="Source_20_Text">@NoArgsConstructor</text:span>, <text:span text:style-name="Source_20_Text">@AllArgsConstructor</text:span>, <text:span text:style-name="Source_20_Text">@RequiredArgsConstructor</text:span> 등의 어노테이션을 사용하여, 인자 없는 생성자나 필드 전체를 인자로 받는 생성자를 자동으로 생성할 수 있습니다.</text:p>
            </text:list-item>
            <text:list-item>
              <text:p text:style-name="P8">예:</text:p>
              <text:p text:style-name="P2">java</text:p>
              <text:p text:style-name="P2">코드 복사</text:p>
              <text:p text:style-name="P4"><text:span text:style-name="Source_20_Text">@NoArgsConstructor</text:span></text:p>
              <text:p text:style-name="P4"><text:span text:style-name="Source_20_Text">@AllArgsConstructor</text:span></text:p>
              <text:p text:style-name="P4"><text:span text:style-name="Source_20_Text">public class User {</text:span></text:p>
              <text:p text:style-name="P4"><text:span text:style-name="Source_20_Text"><text:s text:c="4"/>private String name;</text:span></text:p>
              <text:p text:style-name="P4"><text:span text:style-name="Source_20_Text"><text:s text:c="4"/>private int age;</text:span></text:p>
              <text:p text:style-name="P6"><text:span text:style-name="Source_20_Text">}</text:span></text:p>
            </text:list-item>
          </text:list>
        </text:list-item>
        <text:list-item>
          <text:p text:style-name="P8"><text:span text:style-name="Strong_20_Emphasis">Builder 패턴 지원</text:span>:</text:p>
          <text:list>
            <text:list-item>
              <text:p text:style-name="P11"><text:span text:style-name="Source_20_Text">@Builder</text:span> 어노테이션을 사용하여 객체를 유연하게 생성할 수 있는 빌더 패턴을 자동으로 구현할 수 있습니다.</text:p>
            </text:list-item>
            <text:list-item>
              <text:p text:style-name="P8">예:</text:p>
              <text:p text:style-name="P2">java</text:p>
              <text:p text:style-name="P2">코드 복사</text:p>
              <text:p text:style-name="P4"><text:span text:style-name="Source_20_Text">@Builder</text:span></text:p>
              <text:p text:style-name="P4"><text:span text:style-name="Source_20_Text">public class User {</text:span></text:p>
              <text:p text:style-name="P4"><text:span text:style-name="Source_20_Text"><text:s text:c="4"/>private String name;</text:span></text:p>
              <text:p text:style-name="P4"><text:span text:style-name="Source_20_Text"><text:s text:c="4"/>private int age;</text:span></text:p>
              <text:p text:style-name="P4"><text:span text:style-name="Source_20_Text">}</text:span></text:p>
              <text:p text:style-name="P4"/>
              <text:p text:style-name="P4"><text:span text:style-name="Source_20_Text">// 사용 예</text:span></text:p>
              <text:p text:style-name="P4"><text:span text:style-name="Source_20_Text">User user = User.builder()</text:span></text:p>
              <text:p text:style-name="P4"><text:soft-page-break/><text:span text:style-name="Source_20_Text"><text:s text:c="15"/>.name("John")</text:span></text:p>
              <text:p text:style-name="P4"><text:span text:style-name="Source_20_Text"><text:s text:c="15"/>.age(30)</text:span></text:p>
              <text:p text:style-name="P6"><text:span text:style-name="Source_20_Text"><text:s text:c="15"/>.build();</text:span></text:p>
            </text:list-item>
          </text:list>
        </text:list-item>
        <text:list-item>
          <text:p text:style-name="P8"><text:span text:style-name="Strong_20_Emphasis">코드 가독성 향상</text:span>:</text:p>
          <text:list>
            <text:list-item>
              <text:p text:style-name="P8"><text:span text:style-name="Source_20_Text">@Data</text:span> 어노테이션을 사용하면 <text:span text:style-name="Source_20_Text">@Getter</text:span>, <text:span text:style-name="Source_20_Text">@Setter</text:span>, <text:span text:style-name="Source_20_Text">@ToString</text:span>, <text:span text:style-name="Source_20_Text">@EqualsAndHashCode</text:span>, <text:span text:style-name="Source_20_Text">@RequiredArgsConstructor</text:span>를 한 번에 적용할 수 있어 코드 가독성을 높일 수 있습니다.</text:p>
            </text:list-item>
          </text:list>
        </text:list-item>
      </text:list>
      <text:h text:style-name="Heading_20_3" text:outline-level="3">요약</text:h>
      <text:list xml:id="list5838871601734426797" text:style-name="L3">
        <text:list-item>
          <text:p text:style-name="P12"><text:span text:style-name="Strong_20_Emphasis">Gradle</text:span>은 스프링 부트 프로젝트의 <text:span text:style-name="Strong_20_Emphasis">빌드 관리 및 의존성 관리</text:span>를 담당하는 도구입니다.</text:p>
        </text:list-item>
        <text:list-item>
          <text:p text:style-name="P9"><text:span text:style-name="Strong_20_Emphasis">Lombok</text:span>은 반복적인 자바 코드를 자동으로 생성하여 <text:span text:style-name="Strong_20_Emphasis">코드를 간소화</text:span>하는 라이브러리입니다.</text:p>
        </text:list-item>
      </text:list>
      <text:p text:style-name="Text_20_body">이 둘을 함께 사용하면, 스프링 부트 프로젝트에서 빌드 관리와 코드 작성의 효율성을 크게 높일 수 있습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굴림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9T10:15:20.40</meta:creation-date>
    <meta:document-statistic meta:table-count="0" meta:image-count="0" meta:object-count="0" meta:page-count="3" meta:paragraph-count="77" meta:word-count="1042" meta:character-count="2298"/>
    <dc:date>2024-08-29T10:16:01.89</dc:date>
    <meta:editing-duration>PT41S</meta:editing-duration>
    <meta:editing-cycles>1</meta:editing-cycles>
    <meta:generator>OpenOffice/4.1.15$Win32 OpenOffice.org_project/4115m2$Build-9813</meta:generator>
  </office:meta>
</office:document-meta>
</file>